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90297B97F1.jpg" manifest:media-type="image/jpeg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7957in" fo:min-width="5.48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F00D AREA</text:p>
      <text:p text:style-name="P2"/>
      <text:p text:style-name="P2"><draw:frame draw:style-name="fr2" draw:name="Image1" text:anchor-type="paragraph" svg:width="3.3354in" svg:height="3.3354in" draw:z-index="1"><draw:image xlink:href="Pictures/100000000000019000000190297B97F1.jpg" xlink:type="simple" xlink:show="embed" xlink:actuate="onLoad"/></draw:frame></text:p>
      <text:p text:style-name="P2"/>
      <text:p text:style-name="P2"/>
      <text:p text:style-name="P2"><draw:custom-shape text:anchor-type="paragraph" draw:z-index="2" draw:style-name="gr1" svg:width="6.2697in" svg:height="1.5913in" svg:x="0.2492in" svg:y="0.481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14:29.050938772</dc:date>
    <meta:editing-duration>PT14M50S</meta:editing-duration>
    <meta:editing-cycles>6</meta:editing-cycles>
    <meta:generator>LibreOffice/4.3.3.2$Linux_X86_64 LibreOffice_project/430m0$Build-2</meta:generator>
    <meta:document-statistic meta:table-count="0" meta:image-count="2" meta:object-count="0" meta:page-count="1" meta:paragraph-count="2" meta:word-count="9" meta:character-count="72" meta:non-whitespace-character-count="63"/>
  </office:meta>
</office:document-meta>
</file>